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cm" fo:border-left="0.05pt solid #000000" fo:border-right="none" fo:border-top="none" fo:border-bottom="0.05pt solid #000000"/>
    </style:style>
    <style:style style:name="Таблица1.B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cm" fo:border-left="0.05pt solid #000000" fo:border-right="none" fo:border-top="none" fo:border-bottom="0.05pt solid #000000"/>
    </style:style>
    <style:style style:name="Таблица1.B8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cm" fo:border-left="0.05pt solid #000000" fo:border-right="none" fo:border-top="none" fo:border-bottom="0.05pt solid #000000"/>
    </style:style>
    <style:style style:name="Таблица1.B9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cm" fo:border-left="0.05pt solid #000000" fo:border-right="none" fo:border-top="none" fo:border-bottom="0.05pt solid #000000"/>
    </style:style>
    <style:style style:name="Таблица1.B10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cm" fo:border-left="0.05pt solid #000000" fo:border-right="none" fo:border-top="none" fo:border-bottom="0.05pt solid #000000"/>
    </style:style>
    <style:style style:name="Таблица1.B11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cm" fo:border-left="0.05pt solid #000000" fo:border-right="none" fo:border-top="none" fo:border-bottom="0.05pt solid #000000"/>
    </style:style>
    <style:style style:name="Таблица1.B1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cm" fo:border-left="0.05pt solid #000000" fo:border-right="none" fo:border-top="none" fo:border-bottom="0.05pt solid #000000"/>
    </style:style>
    <style:style style:name="Таблица1.B1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cm" fo:border-left="0.05pt solid #000000" fo:border-right="none" fo:border-top="none" fo:border-bottom="0.05pt solid #000000"/>
    </style:style>
    <style:style style:name="Таблица1.B1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cm" fo:border-left="0.05pt solid #000000" fo:border-right="none" fo:border-top="none" fo:border-bottom="0.05pt solid #000000"/>
    </style:style>
    <style:style style:name="Таблица1.B1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cm" fo:border-left="0.05pt solid #000000" fo:border-right="none" fo:border-top="none" fo:border-bottom="0.05pt solid #000000"/>
    </style:style>
    <style:style style:name="Таблица1.B1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cm" fo:border-left="0.05pt solid #000000" fo:border-right="none" fo:border-top="none" fo:border-bottom="0.05pt solid #000000"/>
    </style:style>
    <style:style style:name="Таблица1.B17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09e83fc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09e83fc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0dc94" officeooo:paragraph-rsid="00206862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0529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8400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e9f11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cddc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bd704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1573c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5c8fd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48b8a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9802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1573c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333f19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8f79a0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2f3de" officeooo:paragraph-rsid="0032f3de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8f79a0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7d2b2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3d07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703e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90703e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8602ed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48b8a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weight="bold" officeooo:rsid="000d993f" officeooo:paragraph-rsid="0083f856" style:font-weight-asian="bold" style:font-weight-complex="bold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206862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4062b1"/>
    </style:style>
    <style:style style:name="P72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73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74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paragraph-rsid="001d19cc" style:font-size-asian="18pt" style:font-size-complex="18pt"/>
    </style:style>
    <style:style style:name="P75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5c8fd" officeooo:paragraph-rsid="0035c8fd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782df8" fo:background-color="#ffff66" style:font-size-asian="12pt" style:font-size-complex="12pt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US" officeooo:rsid="02d6ac85" officeooo:paragraph-rsid="009e83fc" style:font-size-asian="12pt" style:font-size-complex="12pt"/>
    </style:style>
    <style:style style:name="P8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81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782df8" fo:background-color="#99ffcc" style:font-size-asian="12pt" style:font-size-complex="12pt"/>
    </style:style>
    <style:style style:name="P82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8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236cbd"/>
    </style:style>
    <style:style style:name="P8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85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2d38a8e" officeooo:paragraph-rsid="009d4ba0" style:font-size-asian="12pt" style:font-style-asian="normal" style:font-size-complex="12pt" style:font-style-complex="normal"/>
    </style:style>
    <style:style style:name="P87" style:family="paragraph" style:parent-style-name="Field_5f_type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1d19cc"/>
    </style:style>
    <style:style style:name="T6" style:family="text">
      <style:text-properties fo:language="en" fo:country="US" officeooo:rsid="001e9406"/>
    </style:style>
    <style:style style:name="T7" style:family="text">
      <style:text-properties fo:language="en" fo:country="US" officeooo:rsid="006329b4"/>
    </style:style>
    <style:style style:name="T8" style:family="text">
      <style:text-properties fo:language="en" fo:country="US" officeooo:rsid="00c26137"/>
    </style:style>
    <style:style style:name="T9" style:family="text">
      <style:text-properties fo:language="en" fo:country="US" officeooo:rsid="001f5ed4"/>
    </style:style>
    <style:style style:name="T10" style:family="text">
      <style:text-properties fo:language="en" fo:country="US" officeooo:rsid="0020dc94"/>
    </style:style>
    <style:style style:name="T11" style:family="text">
      <style:text-properties fo:language="en" fo:country="US" officeooo:rsid="003c39f6"/>
    </style:style>
    <style:style style:name="T12" style:family="text">
      <style:text-properties fo:language="en" fo:country="US" officeooo:rsid="003feaad"/>
    </style:style>
    <style:style style:name="T13" style:family="text">
      <style:text-properties fo:language="en" fo:country="US" officeooo:rsid="004baaa6"/>
    </style:style>
    <style:style style:name="T14" style:family="text">
      <style:text-properties fo:language="en" fo:country="US" officeooo:rsid="006d5413"/>
    </style:style>
    <style:style style:name="T15" style:family="text">
      <style:text-properties fo:language="en" fo:country="US" officeooo:rsid="0086d18d"/>
    </style:style>
    <style:style style:name="T16" style:family="text">
      <style:text-properties fo:language="en" fo:country="US" officeooo:rsid="008818bc"/>
    </style:style>
    <style:style style:name="T17" style:family="text">
      <style:text-properties fo:language="en" fo:country="US" officeooo:rsid="009556d0"/>
    </style:style>
    <style:style style:name="T18" style:family="text">
      <style:text-properties fo:language="en" fo:country="US" officeooo:rsid="009b4fb5"/>
    </style:style>
    <style:style style:name="T19" style:family="text">
      <style:text-properties fo:language="en" fo:country="US" officeooo:rsid="02d6ac85"/>
    </style:style>
    <style:style style:name="T20" style:family="text">
      <style:text-properties fo:language="en" fo:country="US" officeooo:rsid="009e83fc"/>
    </style:style>
    <style:style style:name="T21" style:family="text">
      <style:text-properties fo:language="en" fo:country="US" officeooo:rsid="00a0440b"/>
    </style:style>
    <style:style style:name="T22" style:family="text">
      <style:text-properties fo:language="ru" fo:country="RU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9556d0" style:font-size-asian="12pt" style:font-size-complex="12pt"/>
    </style:style>
    <style:style style:name="T25" style:family="text">
      <style:text-properties fo:font-size="12pt" fo:language="en" fo:country="US" officeooo:rsid="014c4d9b" style:font-size-asian="12pt" style:font-size-complex="12pt"/>
    </style:style>
    <style:style style:name="T2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7" style:family="text">
      <style:text-properties fo:color="#00cc00" fo:font-size="12pt" officeooo:rsid="003d3901" style:font-size-asian="12pt" style:font-size-complex="12pt"/>
    </style:style>
    <style:style style:name="T28" style:family="text">
      <style:text-properties officeooo:rsid="00e89e27"/>
    </style:style>
    <style:style style:name="T29" style:family="text">
      <style:text-properties officeooo:rsid="00b2cfc8"/>
    </style:style>
    <style:style style:name="T30" style:family="text">
      <style:text-properties officeooo:rsid="00261894"/>
    </style:style>
    <style:style style:name="T31" style:family="text">
      <style:text-properties officeooo:rsid="002f01d8"/>
    </style:style>
    <style:style style:name="T32" style:family="text">
      <style:text-properties officeooo:rsid="0031573c"/>
    </style:style>
    <style:style style:name="T33" style:family="text">
      <style:text-properties officeooo:rsid="00348b8a"/>
    </style:style>
    <style:style style:name="T34" style:family="text">
      <style:text-properties officeooo:rsid="0035c8fd"/>
    </style:style>
    <style:style style:name="T35" style:family="text">
      <style:text-properties officeooo:rsid="0041e5ea"/>
    </style:style>
    <style:style style:name="T36" style:family="text">
      <style:text-properties officeooo:rsid="004742ab"/>
    </style:style>
    <style:style style:name="T37" style:family="text">
      <style:text-properties officeooo:rsid="004b6d66"/>
    </style:style>
    <style:style style:name="T38" style:family="text">
      <style:text-properties officeooo:rsid="004baaa6"/>
    </style:style>
    <style:style style:name="T39" style:family="text">
      <style:text-properties officeooo:rsid="00500a98"/>
    </style:style>
    <style:style style:name="T40" style:family="text">
      <style:text-properties officeooo:rsid="00526daa"/>
    </style:style>
    <style:style style:name="T41" style:family="text">
      <style:text-properties officeooo:rsid="0054a194"/>
    </style:style>
    <style:style style:name="T42" style:family="text">
      <style:text-properties officeooo:rsid="00702626"/>
    </style:style>
    <style:style style:name="T43" style:family="text">
      <style:text-properties officeooo:rsid="00745554"/>
    </style:style>
    <style:style style:name="T44" style:family="text">
      <style:text-properties style:use-window-font-color="true"/>
    </style:style>
    <style:style style:name="T45" style:family="text">
      <style:text-properties officeooo:rsid="007b3abb"/>
    </style:style>
    <style:style style:name="T46" style:family="text">
      <style:text-properties officeooo:rsid="007bd704"/>
    </style:style>
    <style:style style:name="T47" style:family="text">
      <style:text-properties officeooo:rsid="007d4ecf"/>
    </style:style>
    <style:style style:name="T48" style:family="text">
      <style:text-properties officeooo:rsid="00840481"/>
    </style:style>
    <style:style style:name="T49" style:family="text">
      <style:text-properties officeooo:rsid="008602ed"/>
    </style:style>
    <style:style style:name="T50" style:family="text">
      <style:text-properties officeooo:rsid="008c0d99"/>
    </style:style>
    <style:style style:name="T51" style:family="text">
      <style:text-properties officeooo:rsid="008d75e2"/>
    </style:style>
    <style:style style:name="T52" style:family="text">
      <style:text-properties officeooo:rsid="008e73d3"/>
    </style:style>
    <style:style style:name="T53" style:family="text">
      <style:text-properties officeooo:rsid="008edfca"/>
    </style:style>
    <style:style style:name="T54" style:family="text">
      <style:text-properties officeooo:rsid="008f5356"/>
    </style:style>
    <style:style style:name="T55" style:family="text">
      <style:text-properties officeooo:rsid="008f79a0"/>
    </style:style>
    <style:style style:name="T56" style:family="text">
      <style:text-properties officeooo:rsid="00903d07"/>
    </style:style>
    <style:style style:name="T57" style:family="text">
      <style:text-properties officeooo:rsid="0090703e"/>
    </style:style>
    <style:style style:name="T58" style:family="text">
      <style:text-properties officeooo:rsid="0090e5c5"/>
    </style:style>
    <style:style style:name="T59" style:family="text">
      <style:text-properties officeooo:rsid="0092cbe3"/>
    </style:style>
    <style:style style:name="T60" style:family="text">
      <style:text-properties officeooo:rsid="009556d0"/>
    </style:style>
    <style:style style:name="T61" style:family="text">
      <style:text-properties officeooo:rsid="0097117d"/>
    </style:style>
    <style:style style:name="T62" style:family="text">
      <style:text-properties officeooo:rsid="00974803"/>
    </style:style>
    <style:style style:name="T63" style:family="text">
      <style:text-properties officeooo:rsid="00976f31"/>
    </style:style>
    <style:style style:name="T64" style:family="text">
      <style:text-properties officeooo:rsid="009969e2"/>
    </style:style>
    <style:style style:name="T65" style:family="text">
      <style:text-properties officeooo:rsid="009a59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3">The </text:span><text:span text:style-name="T4">SMBX</text:span><text:span text:style-name="T18">1...</text:span><text:span text:style-name="T16">64</text:span><text:span text:style-name="T4"> *.</text:span><text:span text:style-name="T5">WL</text:span><text:span text:style-name="T14">D</text:span><text:span text:style-name="T1"> </text:span><text:span text:style-name="T3">file</text:span><text:span text:style-name="T2"> </text:span><text:span text:style-name="T18">specification</text:span></text:p>
      <text:p text:style-name="P72"><text:span text:style-name="T18">Reverse-engined</text:span><text:span text:style-name="T2"> by Wohlstand </text:span><text:span text:style-name="T1">02/</text:span><text:span text:style-name="T6">16</text:span><text:span text:style-name="T1">/2014<text:line-break/></text:span></text:p>
      <text:p text:style-name="P73"><text:span text:style-name="T1"><text:tab/>This is a </text:span><text:span text:style-name="T9">world map</text:span><text:span text:style-name="T1"> </text:span><text:span text:style-name="T9">and episode settings </text:span><text:span text:style-name="T1">cod</text:span><text:span text:style-name="T17">ing</text:span><text:span text:style-name="T1"> file. </text:span><text:span text:style-name="T17">The file is saved in a </text:span><text:span text:style-name="T7">text </text:span><text:span text:style-name="T8">format</text:span><text:span text:style-name="T7">.</text:span></text:p>
      <text:p text:style-name="P86">All parameters are written sequentially with separating by CRLF new-line character (This file format requires CRLF line feed only and LF-only file will cause crash of SMBX).</text:p>
      <text:p text:style-name="P1"/>
      <text:p text:style-name="P2"><text:span text:style-name="Descr_5f_ttl2">Introduction</text:span></text:p>
      <text:p text:style-name="P10"><text:span text:style-name="T60">Standard</text:span> parameters<text:span text:style-name="T22">:</text:span></text:p>
      <text:p text:style-name="P69">Max world size:<text:tab/>10000x10000 tiles</text:p>
      <text:p text:style-name="P69">Size of one tile<text:span text:style-name="T22">:<text:tab/></text:span><text:span text:style-name="T10">32x32 pixel</text:span></text:p>
      <text:p text:style-name="P11"/>
      <text:p text:style-name="P68"><text:span text:style-name="T10">L</text:span><text:span text:style-name="T1">imits:</text:span></text:p>
      <text:p text:style-name="P12">Tiles:<text:tab/>20000</text:p>
      <text:p text:style-name="P12">Paths:<text:tab/>2000</text:p>
      <text:p text:style-name="P12">Music-Boxes:<text:tab/>1000</text:p>
      <text:p text:style-name="P13"><text:span text:style-name="T60">Scenery</text:span>:<text:tab/>5000</text:p>
      <text:p text:style-name="P14">Levels:<text:tab/>400</text:p>
      <text:p text:style-name="P15"><text:span text:style-name="Descr_5f_ttl2"/></text:p>
      <text:p text:style-name="P6"><text:span text:style-name="Descr_5f_ttl2">Level coordinate space</text:span></text:p>
      <text:p text:style-name="P9"><text:span text:style-name="T1">All elements of a level: </text:span><text:span text:style-name="T20">tiles, paths, sceneries, level entrances, music boxes</text:span><text:span text:style-name="T1"> are in united space. </text:span><text:span text:style-name="T19">Coordinate system </text:span><text:span text:style-name="T21">has a</text:span><text:span text:style-name="T19"> pixels units.</text:span></text:p>
      <text:p text:style-name="P79">X axis is directed from left to right.</text:p>
      <text:p text:style-name="P79">Y axis is directed from up to down.</text:p>
      <text:p text:style-name="Standard">Minimal and maximal values of X and Y are equal to “Double” C/C++ type.</text:p>
      <text:p text:style-name="P15"><text:span text:style-name="Descr_5f_ttl2"/></text:p>
      <text:p text:style-name="P15"><text:span text:style-name="Descr_5f_ttl2">File Format Specification</text:span></text:p>
      <text:p text:style-name="P4">Structure:</text:p>
      <text:list xml:id="list4493923178097951123" text:style-name="L1">
        <text:list-item>
          <text:p text:style-name="P85">[Header]</text:p>
        </text:list-item>
        <text:list-item>
          <text:p text:style-name="P85">[Tiles]</text:p>
        </text:list-item>
        <text:list-item>
          <text:p text:style-name="P85">“next”</text:p>
        </text:list-item>
        <text:list-item>
          <text:p text:style-name="P85">[Scenery]</text:p>
        </text:list-item>
        <text:list-item>
          <text:p text:style-name="P85">“next”</text:p>
        </text:list-item>
        <text:list-item>
          <text:p text:style-name="P85">[Paths]</text:p>
        </text:list-item>
        <text:list-item>
          <text:p text:style-name="P85">“next”</text:p>
        </text:list-item>
        <text:list-item>
          <text:p text:style-name="P85">[Level <text:span text:style-name="T43">points</text:span>]</text:p>
        </text:list-item>
        <text:list-item>
          <text:p text:style-name="P85">“next”</text:p>
        </text:list-item>
        <text:list-item>
          <text:p text:style-name="P85">[<text:span text:style-name="T48">Music-Boxes</text:span>]</text:p>
        </text:list-item>
        <text:list-item>
          <text:p text:style-name="P85">“<text:span text:style-name="T42">next”</text:span></text:p>
        </text:list-item>
      </text:list>
      <text:p text:style-name="P7"/>
      <text:p text:style-name="P3">The reference designations:</text:p>
      <text:list xml:id="list4999670269007304991" text:style-name="L2">
        <text:list-item>
          <text:p text:style-name="P80"><text:span text:style-name="T60">standard</text:span> parameter</text:p>
        </text:list-item>
        <text:list-item>
          <text:p text:style-name="P82">Comment title</text:p>
        </text:list-item>
        <text:list-item>
          <text:p text:style-name="P83"><text:span text:style-name="Descr"><text:span text:style-name="T23">Comment description</text:span></text:span></text:p>
        </text:list-item>
        <text:list-item>
          <text:p text:style-name="P83"><text:span text:style-name="Descr"><text:span text:style-name="T26">loop</text:span></text:span></text:p>
        </text:list-item>
        <text:list-item>
          <text:p text:style-name="P83"><text:span text:style-name="Descr"><text:span text:style-name="T27">variable<text:tab/></text:span></text:span></text:p>
        </text:list-item>
        <text:list-item>
          <text:p text:style-name="P84"><text:span text:style-name="Descr_5f_special"><text:span text:style-name="T23">Special option, us</text:span></text:span><text:span text:style-name="Descr_5f_special"><text:span text:style-name="T24">ed</text:span></text:span><text:span text:style-name="Descr_5f_special"><text:span text:style-name="T23"> only under special conditions, differently is absent</text:span></text:span></text:p>
        </text:list-item>
        <text:list-item>
          <text:p text:style-name="P81"><text:span text:style-name="Descr_5f_FileFormatLimit">File format version limit</text:span></text:p>
        </text:list-item>
        <text:list-item>
          <text:p text:style-name="P87"><text:span text:style-name="Descr_5f_dtype">Data type</text:span></text:p>
        </text:list-item>
      </text:list>
      <text:p text:style-name="P8"><text:soft-page-break/><text:span text:style-name="Descr_5f_FileFormatLimit"/></text:p>
      <text:p text:style-name="P76"/>
      <text:p text:style-name="P70">--<text:span text:style-name="T28">File format description</text:span>--</text:p>
      <text:p text:style-name="P16">First <text:span text:style-name="T30">16</text:span>th lines <text:span text:style-name="T29">(Header and episode setting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7">Parameter</text:p>
          </table:table-cell>
          <table:table-cell table:style-name="Таблица1.B1" office:value-type="string">
            <text:p text:style-name="P67">Description</text:p>
          </table:table-cell>
        </table:table-row>
        <table:table-row>
          <table:table-cell table:style-name="Таблица1.A2" office:value-type="string">
            <text:p text:style-name="P18">64</text:p>
          </table:table-cell>
          <table:table-cell table:style-name="Таблица1.B2" office:value-type="string">
            <text:p text:style-name="P18"><text:span text:style-name="Descr_5f_dtype"><text:span text:style-name="T51">(unsigned </text:span></text:span><text:span text:style-name="Descr_5f_dtype">int</text:span><text:span text:style-name="Descr_5f_dtype"><text:span text:style-name="T51">)</text:span></text:span><text:span text:style-name="Descr"><text:span text:style-name="T50"> File format version (Last in SMBX is </text:span></text:span><text:span text:style-name="Descr">64</text:span><text:span text:style-name="Descr"><text:span text:style-name="T47">)</text:span></text:span></text:p>
          </table:table-cell>
        </table:table-row>
        <table:table-row>
          <table:table-cell table:style-name="Таблица1.A16" office:value-type="string">
            <text:p text:style-name="P17">"TheWorld"</text:p>
          </table:table-cell>
          <table:table-cell table:style-name="Таблица1.B3" office:value-type="string">
            <text:p text:style-name="P17"><text:span text:style-name="Descr_5f_dtype">(string)</text:span><text:span text:style-name="Descr"><text:span text:style-name="T52"> </text:span></text:span><text:span text:style-name="Descr">Episode name</text:span></text:p>
          </table:table-cell>
        </table:table-row>
        <table:table-row>
          <table:table-cell table:style-name="Таблица1.A16" office:value-type="string">
            <text:p text:style-name="P17">#FALSE#</text:p>
          </table:table-cell>
          <table:table-cell table:style-name="Таблица1.B4" office:value-type="string">
            <text:p text:style-name="P17"><text:span text:style-name="Descr_5f_dtype">(bool)</text:span><text:span text:style-name="Descr"><text:span text:style-name="T53"> </text:span></text:span><text:span text:style-name="Descr">Don't use Mario as player's character<text:tab/></text:span><text:span text:style-name="Descr_5f_FileFormatLimit">(&gt;=55)</text:span></text:p>
          </table:table-cell>
        </table:table-row>
        <table:table-row>
          <table:table-cell table:style-name="Таблица1.A16" office:value-type="string">
            <text:p text:style-name="P21">#FALSE#</text:p>
          </table:table-cell>
          <table:table-cell table:style-name="Таблица1.B5" office:value-type="string">
            <text:p text:style-name="P24"><text:span text:style-name="Descr_5f_dtype">(bool)</text:span><text:span text:style-name="Descr"><text:span text:style-name="T53"> </text:span></text:span><text:span text:style-name="Descr">Don't use Luigi as player's character<text:tab/><text:tab/></text:span><text:span text:style-name="Descr_5f_FileFormatLimit"><text:span text:style-name="T44">(&gt;=55)</text:span></text:span></text:p>
          </table:table-cell>
        </table:table-row>
        <table:table-row>
          <table:table-cell table:style-name="Таблица1.A16" office:value-type="string">
            <text:p text:style-name="P20">#FALSE#</text:p>
          </table:table-cell>
          <table:table-cell table:style-name="Таблица1.B6" office:value-type="string">
            <text:p text:style-name="P24"><text:span text:style-name="Descr_5f_dtype">(bool)</text:span><text:span text:style-name="Descr"><text:span text:style-name="T53"> </text:span></text:span><text:span text:style-name="Descr">Don't use Peach as player's character<text:tab/><text:tab/></text:span><text:span text:style-name="Descr_5f_FileFormatLimit"><text:span text:style-name="T44">(&gt;=55)</text:span></text:span></text:p>
          </table:table-cell>
        </table:table-row>
        <table:table-row>
          <table:table-cell table:style-name="Таблица1.A16" office:value-type="string">
            <text:p text:style-name="P22">#FALSE#</text:p>
          </table:table-cell>
          <table:table-cell table:style-name="Таблица1.B7" office:value-type="string">
            <text:p text:style-name="P24"><text:span text:style-name="Descr_5f_dtype">(bool)</text:span><text:span text:style-name="Descr"><text:span text:style-name="T53"> </text:span></text:span><text:span text:style-name="Descr">Don't use Toad as player's character<text:tab/><text:tab/></text:span><text:span text:style-name="Descr_5f_FileFormatLimit"><text:span text:style-name="T44">(&gt;=55)</text:span></text:span></text:p>
          </table:table-cell>
        </table:table-row>
        <table:table-row>
          <table:table-cell table:style-name="Таблица1.A16" office:value-type="string">
            <text:p text:style-name="P22">#FALSE#</text:p>
          </table:table-cell>
          <table:table-cell table:style-name="Таблица1.B8" office:value-type="string">
            <text:p text:style-name="P24"><text:span text:style-name="Descr_5f_dtype">(bool)</text:span><text:span text:style-name="Descr"><text:span text:style-name="T53"> </text:span></text:span><text:span text:style-name="Descr">Don't use Link as player's character<text:tab/><text:tab/></text:span><text:span text:style-name="Descr_5f_FileFormatLimit"><text:span text:style-name="T44">(&gt;=5</text:span></text:span><text:span text:style-name="Descr_5f_FileFormatLimit"><text:span text:style-name="T62">6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7">"test-level1.lvl"</text:p>
          </table:table-cell>
          <table:table-cell table:style-name="Таблица1.B9" office:value-type="string">
            <text:p text:style-name="P26"><text:span text:style-name="Descr_5f_dtype">(string)</text:span><text:span text:style-name="Descr"><text:span text:style-name="T53"> </text:span></text:span><text:span text:style-name="Descr">Auto</text:span><text:span text:style-name="Descr"><text:span text:style-name="T35"> s</text:span></text:span><text:span text:style-name="Descr">tart level file name<text:tab/><text:tab/><text:tab/></text:span><text:span text:style-name="Descr_5f_FileFormatLimit"><text:span text:style-name="T44">(&gt;=</text:span></text:span><text:span text:style-name="Descr_5f_FileFormatLimit"><text:span text:style-name="T63">3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7">#FALSE#</text:p>
          </table:table-cell>
          <table:table-cell table:style-name="Таблица1.B10" office:value-type="string">
            <text:p text:style-name="P26"><text:span text:style-name="Descr_5f_dtype">(bool)</text:span><text:span text:style-name="Descr"><text:span text:style-name="T53"> </text:span></text:span><text:span text:style-name="Descr">Don't use world map in this episode<text:tab/><text:tab/></text:span><text:span text:style-name="Descr_5f_FileFormatLimit"><text:span text:style-name="T44">(&gt;=</text:span></text:span><text:span text:style-name="Descr_5f_FileFormatLimit"><text:span text:style-name="T64">3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7">#FALSE#</text:p>
          </table:table-cell>
          <table:table-cell table:style-name="Таблица1.B11" office:value-type="string">
            <text:p text:style-name="P26"><text:span text:style-name="Descr_5f_dtype">(bool)</text:span><text:span text:style-name="Descr"><text:span text:style-name="T53"> </text:span></text:span><text:span text:style-name="Descr">Restart last level on player's character death<text:tab/></text:span><text:span text:style-name="Descr_5f_FileFormatLimit"><text:span text:style-name="T44">(&gt;=</text:span></text:span><text:span text:style-name="Descr_5f_FileFormatLimit"><text:span text:style-name="T64">3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7">15</text:p>
          </table:table-cell>
          <table:table-cell table:style-name="Таблица1.B12" office:value-type="string">
            <text:p text:style-name="P25"><text:span text:style-name="Descr_5f_dtype">(unsigned int)</text:span><text:span text:style-name="Descr"><text:span text:style-name="T53"> </text:span></text:span><text:span text:style-name="Descr">Number of stars<text:tab/><text:tab/></text:span><text:span text:style-name="Descr_5f_FileFormatLimit"><text:span text:style-name="T44">(&gt;=</text:span></text:span><text:span text:style-name="Descr_5f_FileFormatLimit"><text:span text:style-name="T45">20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7">"Author 1"</text:p>
          </table:table-cell>
          <table:table-cell table:style-name="Таблица1.B13" office:value-type="string">
            <text:p text:style-name="P26"><text:span text:style-name="Descr_5f_dtype">(string)</text:span><text:span text:style-name="Descr"><text:span text:style-name="T53"> </text:span></text:span><text:span text:style-name="Descr">Credits field<text:tab/><text:tab/></text:span><text:span text:style-name="Descr_5f_FileFormatLimit"><text:span text:style-name="T44">(&gt;=</text:span></text:span><text:span text:style-name="Descr_5f_FileFormatLimit"><text:span text:style-name="T46">17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9">"Author 2"</text:p>
          </table:table-cell>
          <table:table-cell table:style-name="Таблица1.B14" office:value-type="string">
            <text:p text:style-name="P27"><text:span text:style-name="Descr_5f_dtype"><text:span text:style-name="T44">(string)</text:span></text:span><text:span text:style-name="Descr"><text:span text:style-name="T53"> </text:span></text:span><text:span text:style-name="Descr">Credits field<text:tab/><text:tab/></text:span><text:span text:style-name="Descr_5f_FileFormatLimit"><text:span text:style-name="T44">(&gt;=</text:span></text:span><text:span text:style-name="Descr_5f_FileFormatLimit"><text:span text:style-name="T46">17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9">"Author 3"</text:p>
          </table:table-cell>
          <table:table-cell table:style-name="Таблица1.B15" office:value-type="string">
            <text:p text:style-name="P27"><text:span text:style-name="Descr_5f_dtype"><text:span text:style-name="T44">(string)</text:span></text:span><text:span text:style-name="Descr"><text:span text:style-name="T53"> </text:span></text:span><text:span text:style-name="Descr">Credits field<text:tab/><text:tab/></text:span><text:span text:style-name="Descr_5f_FileFormatLimit"><text:span text:style-name="T44">(&gt;=</text:span></text:span><text:span text:style-name="Descr_5f_FileFormatLimit"><text:span text:style-name="T46">17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6" office:value-type="string">
            <text:p text:style-name="P19">"Author 4"</text:p>
          </table:table-cell>
          <table:table-cell table:style-name="Таблица1.B16" office:value-type="string">
            <text:p text:style-name="P27"><text:span text:style-name="Descr_5f_dtype"><text:span text:style-name="T44">(string)</text:span></text:span><text:span text:style-name="Descr"><text:span text:style-name="T53"> </text:span></text:span><text:span text:style-name="Descr">Credits field<text:tab/><text:tab/></text:span><text:span text:style-name="Descr_5f_FileFormatLimit"><text:span text:style-name="T44">(&gt;=</text:span></text:span><text:span text:style-name="Descr_5f_FileFormatLimit"><text:span text:style-name="T46">17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1.A17" office:value-type="string">
            <text:p text:style-name="P19">"Author 5"</text:p>
          </table:table-cell>
          <table:table-cell table:style-name="Таблица1.B17" office:value-type="string">
            <text:p text:style-name="P27"><text:span text:style-name="Descr_5f_dtype"><text:span text:style-name="T44">(string)</text:span></text:span><text:span text:style-name="Descr"><text:span text:style-name="T53"> </text:span></text:span><text:span text:style-name="Descr">Credits field<text:tab/><text:tab/></text:span><text:span text:style-name="Descr_5f_FileFormatLimit"><text:span text:style-name="T44">(&gt;=</text:span></text:span><text:span text:style-name="Descr_5f_FileFormatLimit"><text:span text:style-name="T46">17</text:span></text:span><text:span text:style-name="Descr_5f_FileFormatLimit"><text:span text:style-name="T44">)</text:span></text:span></text:p>
          </table:table-cell>
        </table:table-row>
      </table:table>
      <text:p text:style-name="P19"><text:span text:style-name="Descr"/></text:p>
      <text:p text:style-name="P28"><text:span text:style-name="Descr_5f_ttl">Tiles </text:span><text:span text:style-name="Descr_5f_ttl"><text:span text:style-name="T31">description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9"><text:span text:style-name="Descr_5f_loop">(Loop = number of tiles on </text:span><text:span text:style-name="Descr_5f_loop"><text:span text:style-name="T61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2.A2" office:value-type="string">
            <text:p text:style-name="P34">352</text:p>
          </table:table-cell>
          <table:table-cell table:style-name="Таблица2.B2" office:value-type="string">
            <text:p text:style-name="P23"><text:span text:style-name="Descr_5f_dtype">(long)</text:span> <text:span text:style-name="Descr">Position x (+right/-left)</text:span></text:p>
          </table:table-cell>
        </table:table-row>
        <table:table-row>
          <table:table-cell table:style-name="Таблица2.A2" office:value-type="string">
            <text:p text:style-name="P34">256</text:p>
          </table:table-cell>
          <table:table-cell table:style-name="Таблица2.B2" office:value-type="string">
            <text:p text:style-name="P27"><text:span text:style-name="Descr_5f_dtype">(long)</text:span> <text:span text:style-name="Descr">Position y (-up/+down)</text:span></text:p>
          </table:table-cell>
        </table:table-row>
        <table:table-row>
          <table:table-cell table:style-name="Таблица2.A2" office:value-type="string">
            <text:p text:style-name="P34">139</text:p>
          </table:table-cell>
          <table:table-cell table:style-name="Таблица2.B2" office:value-type="string">
            <text:p text:style-name="P27"><text:span text:style-name="Descr_5f_dtype">(</text:span><text:span text:style-name="Descr_5f_dtype"><text:span text:style-name="T53">unsigned </text:span></text:span><text:span text:style-name="Descr_5f_dtype">long)</text:span> <text:span text:style-name="Descr">Tile </text:span><text:span text:style-name="Descr"><text:span text:style-name="T54">ID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35"><text:span text:style-name="Descr_5f_loop">(Loop end)</text:span></text:p>
          </table:table-cell>
          <table:covered-table-cell/>
        </table:table-row>
      </table:table>
      <text:p text:style-name="P40"><text:span text:style-name="Descr_5f_ttl">Marker between tiles and scen</text:span><text:span text:style-name="Descr_5f_ttl"><text:span text:style-name="T32">e</text:span></text:span><text:span text:style-name="Descr_5f_ttl">ry objects</text:span></text:p>
      <text:p text:style-name="P36">"next"</text:p>
      <text:p text:style-name="P36"/>
      <text:p text:style-name="P40"><text:span text:style-name="Descr_5f_ttl">Scen</text:span><text:span text:style-name="Descr_5f_ttl"><text:span text:style-name="T39">e</text:span></text:span><text:span text:style-name="Descr_5f_ttl">ry objects description</text:span><text:span text:style-name="Descr_5f_ttl"><text:span text:style-name="T40">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0"><text:span text:style-name="Descr_5f_loop">(Loop = number of </text:span><text:span text:style-name="Descr_5f_loop"><text:span text:style-name="T32">scenery objects</text:span></text:span><text:span text:style-name="Descr_5f_loop"> on </text:span><text:span text:style-name="Descr_5f_loop"><text:span text:style-name="T61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3.A2" office:value-type="string">
            <text:p text:style-name="P45">352</text:p>
          </table:table-cell>
          <table:table-cell table:style-name="Таблица3.B2" office:value-type="string">
            <text:p text:style-name="P46"><text:span text:style-name="Descr_5f_dtype">(long)</text:span><text:span text:style-name="Descr"><text:span text:style-name="T53"> </text:span></text:span><text:span text:style-name="Descr">Position x (+right/-left)</text:span></text:p>
          </table:table-cell>
        </table:table-row>
        <table:table-row>
          <table:table-cell table:style-name="Таблица3.A2" office:value-type="string">
            <text:p text:style-name="P45">224</text:p>
          </table:table-cell>
          <table:table-cell table:style-name="Таблица3.B2" office:value-type="string">
            <text:p text:style-name="P46"><text:span text:style-name="Descr_5f_dtype">(long)</text:span><text:span text:style-name="Descr"><text:span text:style-name="T53"> </text:span></text:span><text:span text:style-name="Descr">Position y (-up/+down)</text:span></text:p>
          </table:table-cell>
        </table:table-row>
        <table:table-row>
          <table:table-cell table:style-name="Таблица3.A2" office:value-type="string">
            <text:p text:style-name="P44">9</text:p>
          </table:table-cell>
          <table:table-cell table:style-name="Таблица3.B2" office:value-type="string">
            <text:p text:style-name="P46"><text:span text:style-name="Descr_5f_dtype">(unsigned long)</text:span><text:span text:style-name="Descr"><text:span text:style-name="T53"> </text:span></text:span><text:span text:style-name="Descr">Scenery object </text:span><text:span text:style-name="Descr"><text:span text:style-name="T55">ID</text:span></text:span></text:p>
          </table:table-cell>
        </table:table-row>
        <table:table-row>
          <table:table-cell table:style-name="Таблица3.B2" table:number-columns-spanned="2" office:value-type="string">
            <text:p text:style-name="P47"><text:span text:style-name="Descr_5f_loop">(Loop end)</text:span></text:p>
          </table:table-cell>
          <table:covered-table-cell/>
        </table:table-row>
      </table:table>
      <text:p text:style-name="P41"><text:span text:style-name="Descr_5f_ttl">Marker between scen</text:span><text:span text:style-name="Descr_5f_ttl"><text:span text:style-name="T32">e</text:span></text:span><text:span text:style-name="Descr_5f_ttl">ry objects </text:span><text:span text:style-name="Descr_5f_ttl"><text:span text:style-name="T33">and paths</text:span></text:span></text:p>
      <text:p text:style-name="P37">"next"</text:p>
      <text:p text:style-name="P44"/>
      <text:p text:style-name="P75"><text:span text:style-name="Descr_5f_ttl">Paths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31"><text:span text:style-name="Descr_5f_loop">(Loop = number of </text:span><text:span text:style-name="Descr_5f_loop"><text:span text:style-name="T34">paths</text:span></text:span><text:span text:style-name="Descr_5f_loop"> on </text:span><text:span text:style-name="Descr_5f_loop"><text:span text:style-name="T61">the</text:span></text:span><text:span text:style-name="Descr_5f_loop"> world map)</text:span></text:p>
          </table:table-cell>
          <table:covered-table-cell/>
        </table:table-row>
        <table:table-row>
          <table:table-cell table:style-name="Таблица4.A2" office:value-type="string">
            <text:p text:style-name="P48">160</text:p>
          </table:table-cell>
          <table:table-cell table:style-name="Таблица4.B2" office:value-type="string">
            <text:p text:style-name="P49"><text:span text:style-name="Descr_5f_dtype">(long)</text:span><text:span text:style-name="Descr"><text:span text:style-name="T53"> </text:span></text:span><text:span text:style-name="Descr">Position x</text:span></text:p>
          </table:table-cell>
        </table:table-row>
        <table:table-row>
          <table:table-cell table:style-name="Таблица4.A2" office:value-type="string">
            <text:p text:style-name="P65">32</text:p>
          </table:table-cell>
          <table:table-cell table:style-name="Таблица4.B2" office:value-type="string">
            <text:p text:style-name="P49"><text:span text:style-name="Descr_5f_dtype">(long)</text:span><text:span text:style-name="Descr"><text:span text:style-name="T53"> </text:span></text:span><text:span text:style-name="Descr">Position y</text:span></text:p>
          </table:table-cell>
        </table:table-row>
        <table:table-row>
          <table:table-cell table:style-name="Таблица4.A2" office:value-type="string">
            <text:p text:style-name="P48">1</text:p>
          </table:table-cell>
          <table:table-cell table:style-name="Таблица4.B2" office:value-type="string">
            <text:p text:style-name="P49"><text:span text:style-name="Descr_5f_dtype">(unsigned long)</text:span><text:span text:style-name="Descr"><text:span text:style-name="T53"> </text:span></text:span><text:span text:style-name="Descr">path </text:span><text:span text:style-name="Descr"><text:span text:style-name="T55">ID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50"><text:span text:style-name="Descr_5f_loop">(Loop end)</text:span></text:p>
          </table:table-cell>
          <table:covered-table-cell/>
        </table:table-row>
      </table:table>
      <text:p text:style-name="P48"/>
      <text:p text:style-name="P42"><text:span text:style-name="Descr_5f_ttl">Marker between </text:span><text:span text:style-name="Descr_5f_ttl"><text:span text:style-name="T33">paths and level points</text:span></text:span></text:p>
      <text:p text:style-name="P38">"next"</text:p>
      <text:p text:style-name="P48"/>
      <text:p text:style-name="P77"><text:span text:style-name="Descr_5f_ttl">Levels </text:span><text:span text:style-name="Descr_5f_ttl"><text:span text:style-name="T38">points description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32"><text:span text:style-name="Descr_5f_loop">(Loop = number of </text:span><text:span text:style-name="Descr_5f_loop"><text:span text:style-name="T11">level </text:span></text:span><text:span text:style-name="Descr_5f_loop"><text:span text:style-name="T13">points</text:span></text:span><text:span text:style-name="Descr_5f_loop"><text:span text:style-name="T11"> </text:span></text:span><text:span text:style-name="Descr_5f_loop">on </text:span><text:span text:style-name="Descr_5f_loop"><text:span text:style-name="T61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5.A2" office:value-type="string">
            <text:p text:style-name="P53">192</text:p>
          </table:table-cell>
          <table:table-cell table:style-name="Таблица5.B2" office:value-type="string">
            <text:p text:style-name="P53"><text:span text:style-name="Descr_5f_dtype">(long)</text:span><text:span text:style-name="Descr"><text:span text:style-name="T56"> </text:span></text:span><text:span text:style-name="Descr">Position x</text:span></text:p>
          </table:table-cell>
        </table:table-row>
        <table:table-row>
          <table:table-cell table:style-name="Таблица5.A2" office:value-type="string">
            <text:p text:style-name="P66">32</text:p>
          </table:table-cell>
          <table:table-cell table:style-name="Таблица5.B2" office:value-type="string">
            <text:p text:style-name="P59"><text:span text:style-name="Descr_5f_dtype">(long)</text:span><text:span text:style-name="Descr"><text:span text:style-name="T56"> </text:span></text:span><text:span text:style-name="Descr">Position y</text:span></text:p>
          </table:table-cell>
        </table:table-row>
        <table:table-row>
          <table:table-cell table:style-name="Таблица5.A2" office:value-type="string">
            <text:p text:style-name="P53">1</text:p>
          </table:table-cell>
          <table:table-cell table:style-name="Таблица5.B2" office:value-type="string">
            <text:p text:style-name="P59"><text:span text:style-name="Descr_5f_dtype">(unsigned long)</text:span><text:span text:style-name="Descr"><text:span text:style-name="T56"> </text:span></text:span><text:span text:style-name="Descr">Level icon </text:span><text:span text:style-name="Descr"><text:span text:style-name="T56">ID</text:span></text:span></text:p>
          </table:table-cell>
        </table:table-row>
        <table:table-row>
          <table:table-cell table:style-name="Таблица5.A2" office:value-type="string">
            <text:p text:style-name="P53">"filehack.lvl"</text:p>
          </table:table-cell>
          <table:table-cell table:style-name="Таблица5.B2" office:value-type="string">
            <text:p text:style-name="P53"><text:span text:style-name="Descr_5f_dtype">(string)</text:span><text:span text:style-name="Descr"><text:span text:style-name="T57"> </text:span></text:span><text:span text:style-name="Descr">Level file name</text:span></text:p>
          </table:table-cell>
        </table:table-row>
        <table:table-row>
          <table:table-cell table:style-name="Таблица5.A2" office:value-type="string">
            <text:p text:style-name="P53">"Some pipe"</text:p>
          </table:table-cell>
          <table:table-cell table:style-name="Таблица5.B2" office:value-type="string">
            <text:p text:style-name="P53"><text:span text:style-name="Descr_5f_dtype">(string)</text:span><text:span text:style-name="Descr"><text:span text:style-name="T57"> </text:span></text:span><text:span text:style-name="Descr">Level title</text:span></text:p>
          </table:table-cell>
        </table:table-row>
        <table:table-row>
          <table:table-cell table:style-name="Таблица5.A2" office:value-type="string">
            <text:p text:style-name="P54">-1</text:p>
          </table:table-cell>
          <table:table-cell table:style-name="Таблица5.B2" office:value-type="string">
            <text:p text:style-name="P60"><text:span text:style-name="Descr_5f_dtype">(int)</text:span><text:span text:style-name="Descr"><text:span text:style-name="T56"> </text:span></text:span><text:span text:style-name="Descr">Level top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5">-1</text:p>
          </table:table-cell>
          <table:table-cell table:style-name="Таблица5.B2" office:value-type="string">
            <text:p text:style-name="P55"><text:span text:style-name="Descr_5f_dtype">(int)</text:span><text:span text:style-name="Descr"><text:span text:style-name="T57"> </text:span></text:span><text:span text:style-name="Descr">Level left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5">-1</text:p>
          </table:table-cell>
          <table:table-cell table:style-name="Таблица5.B2" office:value-type="string">
            <text:p text:style-name="P55"><text:span text:style-name="Descr_5f_dtype">(int)</text:span><text:span text:style-name="Descr"><text:span text:style-name="T57"> </text:span></text:span><text:span text:style-name="Descr">Level bottom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5">-1</text:p>
          </table:table-cell>
          <table:table-cell table:style-name="Таблица5.B2" office:value-type="string">
            <text:p text:style-name="P55"><text:span text:style-name="Descr_5f_dtype">(int)</text:span><text:span text:style-name="Descr"><text:span text:style-name="T57"> </text:span></text:span><text:span text:style-name="Descr">Level right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5.A2" office:value-type="string">
            <text:p text:style-name="P53">0</text:p>
          </table:table-cell>
          <table:table-cell table:style-name="Таблица5.B2" office:value-type="string">
            <text:p text:style-name="P58"><text:span text:style-name="Descr_5f_dtype">(unsigned int)</text:span><text:span text:style-name="Descr"><text:span text:style-name="T57"> </text:span></text:span><text:span text:style-name="Descr">Number of door</text:span><text:span text:style-name="Descr"><text:span text:style-name="T61">s</text:span></text:span><text:span text:style-name="Descr"> to warp (0 – is norma</text:span><text:span text:style-name="Descr"><text:span text:style-name="T36">l</text:span></text:span><text:span text:style-name="Descr"> warp)</text:span><text:span text:style-name="Descr_5f_FileFormatLimit"><text:span text:style-name="T44">(&gt;=</text:span></text:span><text:span text:style-name="Descr_5f_FileFormatLimit"><text:span text:style-name="T65">4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5.A2" office:value-type="string">
            <text:p text:style-name="P53">#FALSE#</text:p>
          </table:table-cell>
          <table:table-cell table:style-name="Таблица5.B2" office:value-type="string">
            <text:p text:style-name="P57"><text:span text:style-name="Descr_5f_dtype">(bool)</text:span><text:span text:style-name="Descr"><text:span text:style-name="T57"> </text:span></text:span><text:span text:style-name="Descr">Always visible<text:tab/></text:span><text:span text:style-name="Descr_5f_FileFormatLimit"><text:span text:style-name="T44">(&gt;=</text:span></text:span><text:span text:style-name="Descr_5f_FileFormatLimit"><text:span text:style-name="T45">22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5.A2" office:value-type="string">
            <text:p text:style-name="P53">#FALSE#</text:p>
          </table:table-cell>
          <table:table-cell table:style-name="Таблица5.B2" office:value-type="string">
            <text:p text:style-name="P57"><text:span text:style-name="Descr_5f_dtype">(bool)</text:span><text:span text:style-name="Descr"><text:span text:style-name="T57"> </text:span></text:span><text:span text:style-name="Descr">Path background<text:tab/></text:span><text:span text:style-name="Descr_5f_FileFormatLimit"><text:span text:style-name="T44">(&gt;=</text:span></text:span><text:span text:style-name="Descr_5f_FileFormatLimit"><text:span text:style-name="T45">22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5.A2" office:value-type="string">
            <text:p text:style-name="P53">#TRUE#</text:p>
          </table:table-cell>
          <table:table-cell table:style-name="Таблица5.B2" office:value-type="string">
            <text:p text:style-name="P57"><text:span text:style-name="Descr_5f_dtype">(bool)</text:span><text:span text:style-name="Descr"><text:span text:style-name="T57"> </text:span></text:span><text:span text:style-name="Descr">Is Game start point<text:tab/></text:span><text:span text:style-name="Descr_5f_FileFormatLimit"><text:span text:style-name="T44">(&gt;=</text:span></text:span><text:span text:style-name="Descr_5f_FileFormatLimit"><text:span text:style-name="T45">22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5.A2" office:value-type="string">
            <text:p text:style-name="P53">-1</text:p>
          </table:table-cell>
          <table:table-cell table:style-name="Таблица5.B2" office:value-type="string">
            <text:p text:style-name="P57"><text:span text:style-name="Descr_5f_dtype">(long)</text:span><text:span text:style-name="Descr"><text:span text:style-name="T58"> </text:span></text:span><text:span text:style-name="Descr">Go to world map position x (-1 is normal level point) </text:span><text:span text:style-name="Descr_5f_FileFormatLimit"><text:span text:style-name="T44">(&gt;=</text:span></text:span><text:span text:style-name="Descr_5f_FileFormatLimit"><text:span text:style-name="T45">22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5.A2" office:value-type="string">
            <text:p text:style-name="P56">-1</text:p>
          </table:table-cell>
          <table:table-cell table:style-name="Таблица5.B2" office:value-type="string">
            <text:p text:style-name="P57"><text:span text:style-name="Descr_5f_dtype">(long)</text:span><text:span text:style-name="Descr"><text:span text:style-name="T58"> </text:span></text:span><text:span text:style-name="Descr">Go to world map position y<text:tab/><text:tab/><text:tab/><text:tab/></text:span><text:span text:style-name="Descr_5f_FileFormatLimit"><text:span text:style-name="T44">(&gt;=</text:span></text:span><text:span text:style-name="Descr_5f_FileFormatLimit"><text:span text:style-name="T45">22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5.A2" office:value-type="string">
            <text:p text:style-name="P53">#TRUE#</text:p>
          </table:table-cell>
          <table:table-cell table:style-name="Таблица5.B2" office:value-type="string">
            <text:p text:style-name="P57"><text:span text:style-name="Descr_5f_dtype">(bool)</text:span><text:span text:style-name="Descr"><text:span text:style-name="T59"> </text:span></text:span><text:span text:style-name="Descr">Big background<text:tab/><text:tab/><text:tab/><text:tab/></text:span><text:span text:style-name="Descr_5f_FileFormatLimit"><text:span text:style-name="T44">(&gt;=</text:span></text:span><text:span text:style-name="Descr_5f_FileFormatLimit"><text:span text:style-name="T45">22</text:span></text:span><text:span text:style-name="Descr_5f_FileFormatLimit"><text:span text:style-name="T44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51"><text:span text:style-name="Descr_5f_loop">(Loop end)</text:span></text:p>
          </table:table-cell>
          <table:covered-table-cell/>
        </table:table-row>
      </table:table>
      <text:p text:style-name="P53"/>
      <text:p text:style-name="P43"><text:span text:style-name="Descr_5f_ttl">Marker between </text:span><text:span text:style-name="Descr_5f_ttl"><text:span text:style-name="T33">level points and music-boxes</text:span></text:span></text:p>
      <text:p text:style-name="P39">"next"</text:p>
      <text:p text:style-name="P63"><text:span text:style-name="Descr_5f_ttl"><text:span text:style-name="T49">Music-Boxes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33"><text:span text:style-name="Descr_5f_loop">(Loop = number of </text:span><text:span text:style-name="Descr_5f_loop"><text:span text:style-name="T12">music</text:span></text:span><text:span text:style-name="Descr_5f_loop"><text:span text:style-name="T15">-boxes</text:span></text:span><text:span text:style-name="Descr_5f_loop"><text:span text:style-name="T12"> </text:span></text:span><text:span text:style-name="Descr_5f_loop">on </text:span><text:span text:style-name="Descr_5f_loop"><text:span text:style-name="T61">the </text:span></text:span><text:span text:style-name="Descr_5f_loop">world map)</text:span></text:p>
          </table:table-cell>
          <table:covered-table-cell/>
        </table:table-row>
        <table:table-row>
          <table:table-cell table:style-name="Таблица6.A2" office:value-type="string">
            <text:p text:style-name="P61">224</text:p>
          </table:table-cell>
          <table:table-cell table:style-name="Таблица6.B2" office:value-type="string">
            <text:p text:style-name="P62"><text:span text:style-name="Descr_5f_dtype">(long)</text:span><text:span text:style-name="Descr"><text:span text:style-name="T56"> </text:span></text:span><text:span text:style-name="Descr">Position x</text:span></text:p>
          </table:table-cell>
        </table:table-row>
        <table:table-row>
          <table:table-cell table:style-name="Таблица6.A2" office:value-type="string">
            <text:p text:style-name="P61">256</text:p>
          </table:table-cell>
          <table:table-cell table:style-name="Таблица6.B2" office:value-type="string">
            <text:p text:style-name="P62"><text:span text:style-name="Descr_5f_dtype">(long)</text:span><text:span text:style-name="Descr"><text:span text:style-name="T56"> </text:span></text:span><text:span text:style-name="Descr">Position y</text:span></text:p>
          </table:table-cell>
        </table:table-row>
        <table:table-row>
          <table:table-cell table:style-name="Таблица6.A2" office:value-type="string">
            <text:p text:style-name="P61">7</text:p>
          </table:table-cell>
          <table:table-cell table:style-name="Таблица6.B2" office:value-type="string">
            <text:p text:style-name="P62"><text:span text:style-name="Descr_5f_dtype">(unsigned long)</text:span><text:span text:style-name="Descr"><text:span text:style-name="T56"> World </text:span></text:span><text:span text:style-name="Descr">Music </text:span><text:span text:style-name="Descr"><text:span text:style-name="T57">ID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52"><text:span text:style-name="Descr_5f_loop">(Loop end)</text:span></text:p>
          </table:table-cell>
          <table:covered-table-cell/>
        </table:table-row>
      </table:table>
      <text:p text:style-name="P61"/>
      <text:p text:style-name="P78"><text:span text:style-name="Descr_5f_ttl">Reserved marker </text:span><text:span text:style-name="Descr_5f_ttl"><text:span text:style-name="T41">(must by)</text:span></text:span></text:p>
      <text:p text:style-name="P61">"next"</text:p>
      <text:p text:style-name="P61"/>
      <text:p text:style-name="P71"><text:span text:style-name="Descr_5f_loop"><text:span text:style-name="T23"/></text:span></text:p>
      <text:p text:style-name="P5">--End of file--</text:p>
      <text:p text:style-name="P64"><text:span text:style-name="Descr_5f_ttl2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9M49S</meta:editing-duration>
    <meta:editing-cycles>149</meta:editing-cycles>
    <meta:generator>LibreOffice/5.0.2.2$Linux_X86_64 LibreOffice_project/37b43f919e4de5eeaca9b9755ed688758a8251fe</meta:generator>
    <dc:date>2015-11-12T18:08:24.512000000</dc:date>
    <meta:document-statistic meta:table-count="6" meta:image-count="0" meta:object-count="0" meta:page-count="4" meta:paragraph-count="159" meta:word-count="613" meta:character-count="3603" meta:non-whitespace-character-count="3147"/>
    <meta:user-defined meta:name="Info 1"/>
    <meta:user-defined meta:name="Info 2"/>
    <meta:user-defined meta:name="Info 3"/>
    <meta:user-defined meta:name="Info 4"/>
  </office:meta>
</office:document-meta>
</file>